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Heading_20_1">
      <style:paragraph-properties fo:margin-left="7.001cm" fo:margin-right="6.498cm" fo:text-indent="0cm" style:auto-text-indent="false" fo:background-color="#99ccff" fo:padding-left="0.141cm" fo:padding-right="0.141cm" fo:padding-top="0.035cm" fo:padding-bottom="0.035cm" fo:border="0.018cm solid #000000">
        <style:tab-stops/>
        <style:background-image/>
      </style:paragraph-properties>
      <style:text-properties style:font-name="Arial" style:text-underline-style="none"/>
    </style:style>
    <style:style style:name="P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font-size="7pt" fo:font-weight="bold" style:font-size-asian="7pt" style:font-weight-asian="bold" style:font-weight-complex="bold"/>
    </style:style>
    <style:style style:name="T3" style:family="text">
      <style:text-properties fo:font-size="7pt" style:font-size-asian="7pt"/>
    </style:style>
    <style:style style:name="T4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6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%#include </text:span><text:span text:style-name="T9">enTetesDecisionRFM</text:span><text:span text:style-name="T8">#%</text:span></text:p>
      <text:p text:style-name="P5"/>
      <text:h text:style-name="P8" text:outline-level="1">%=DECISION=%</text:h>
      <text:p text:style-name="P2"/>
      <text:p text:style-name="P6"/>
      <text:p text:style-name="P4">%=OBJET=%</text:p>
      <text:p text:style-name="P6"/>
      <text:p text:style-name="P6"/>
      <text:p text:style-name="P6">%=TITRE=%</text:p>
      <text:p text:style-name="P6"/>
      <text:p text:style-name="P6">%=RAPPEL=%</text:p>
      <text:p text:style-name="P6"/>
      <text:p text:style-name="P7">%=NEW_DECISION=%</text:p>
      <text:p text:style-name="P6"/>
      <text:p text:style-name="P6">%=VERSEMENT=%</text:p>
      <text:p text:style-name="P6"/>
      <text:p text:style-name="P6">%=INTERRUPTION=%</text:p>
      <text:p text:style-name="P6"/>
      <text:p text:style-name="P6">%=SALUTATIONS=%</text:p>
      <text:p text:style-name="P6"/>
      <text:p text:style-name="P6"/>
      <text:p text:style-name="P9"><text:span text:style-name="T1"><text:tab/></text:span><text:span text:style-name="T6">%#</text:span><text:span text:style-name="T7">include <text:s/>signatureRFM</text:span><text:span text:style-name="T6">#%</text:span></text:p>
      <text:p text:style-name="P6"/>
      <text:p text:style-name="P6"/>
      <text:p text:style-name="P3"><text:span text:style-name="T2">%=OPPOSITION=%</text:span><text:span text:style-name="T3"> 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30:00</meta:creation-date>
    <dc:creator>Mike Boillat</dc:creator>
    <dc:date>2013-08-13T18:22:14</dc:date>
    <meta:print-date>2009-04-28T07:58:00</meta:print-date>
    <meta:editing-cycles>8</meta:editing-cycles>
    <meta:editing-duration>PT22H39M29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1565724823</meta:user-defined>
    <meta:document-statistic meta:table-count="0" meta:image-count="0" meta:object-count="0" meta:page-count="1" meta:paragraph-count="11" meta:word-count="15" meta:character-count="182"/>
  </office:meta>
</office:document-meta>
</file>